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master-page-name="Standard">
      <style:paragraph-properties fo:margin-top="0cm" fo:margin-bottom="0cm" loext:contextual-spacing="false" fo:text-align="center"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zy krytycy mają rację? – recenzja „Venom”.</text:p>
      <text:p text:style-name="P2"/>
      <text:p text:style-name="P1"/>
      <text:p text:style-name="P1">Już od jakiegoś czasu słyszałem dosyć mieszane opinie o nowym filmie z uniwersum Marvela, które było jednak dystrybuowane przez Sony. Wiąże się z tym to, że nie ujrzeliśmy kolejny raz, jak Peter Parker stracił Symbiota na rzecz Eddiego Brocka, a dostaliśmy kompletnie nową historię. I jak to wszystko wyszło? <text:line-break/><text:line-break/>Zacznijmy od początku. Fundacja Life, której celem jest znalezienie nowych miejsc do zamieszkania dla ludzi poza planetą Ziemią, w trakcie poszukiwań natrafia na kometę. Znajdują się na niej symbiotyczne formy życia. Oczywiście, jak każda rozsądna korporacja, <text:s/>sprowadzają je na ziemię, by przeprowadzać eksperymenty. Okazuje się, że Symbioty nie są w stanie przetrwać w naszej atmosferze bez połączenia się z żywym organizmem. Wraz z tym faktem, młody szef korporacji dochodzi do wniosku, że w takim połączeniu ludzie byliby w stanie przeżyć w atmosferach, które teraz są dla nich zabójcze. Oczywiście, bez testów na ludziach się nie obejdzie, tak więc trzeba się liczyć z kilkoma ofiarami. Zresztą, Fundacja Life już miała na koncie eksperymenty na ludziach, więc nie jest to dla niej nic nowego. Ale ma dla nas to takie znaczenie, iż kiedy Eddie przeprowadzał wywiad z zarządcą Fundacji, Carltonem Drake’iem, to pytania przez niego zadawane były właśnie związane z licznymi pozwami od osób, które straciły pełne zdrowie przez ich eksperymenty. Jako iż pytania były niewygodne, Carlton wyprosił Eddiego, co kosztowało go pracę, związek, ogólnie – wszystko. Mija pół roku, nim znów pojawia się w budynku firmy, celem pokazania światu tego, co tak naprawdę Carlton i jego podwładni wyrabiają. </text:p>
      <text:p text:style-name="P1"/>
      <text:p text:style-name="P1">Tak właśnie wygląda wstęp naszego filmu. I tu już pojawia się pierwszy problem, jaki mam z tym filmem. Jakby na to nie spojrzeć, jest to sam wstęp do wszystkiego, prawda? A zajmuje on gdzieś z połowę całej produkcji. Jak najbardziej rozumiem, że ważnym jest pokazanie nowej historii, żeby widz zrozumiał ją bez problemu, szczególnie że nie mają za bardzo możliwości, by widz mógł się odnieść do wcześniejszych filmów z człowiekiem-pająkiem; by zrozumieć, co się działo. Ale to dalej nie zmienia faktu, że gdy w końcu zaczynamy się bawić, oglądając Venoma, mamy go tak mało, że można odnieść wrażenie, iż film kończy się gdzieś tak po 20 minutach od rozpoczęcia się prawdziwej akcji. Widz odczuwa, że zamiast oglądać pełnometrażowy film, dostał odcinek serialu. Czyżby to była wina trendu wprowadzonego przez (chociażby Marvelowe) produkcje, gdzie filmy nieraz dochodzą spokojnie do czasu 2 godzin, czy też wina samego Sony, ponieważ nie potrafili na tyle poskładać filmu, by to zrównoważyć? Nie mnie to oceniać. Jednak wszyscy, z którymi rozmawiałem po seansie, mieli to samo odczucie, może więc jednak wina leży bardziej po stronie Sony. </text:p>
      <text:p text:style-name="P1"/>
      <text:p text:style-name="P1">Co do jakości filmu, to nie mam mu kompletnie nic do zarzucenia. Oglądanie w 3D wszystkich scen walk jest jak najbardziej tego warte, gdyż są one bardzo dobrze zrobione i zasługują, by oglądać je właśnie w takim, a nie innym formacie. Sam Venom wygląda też cudownie i nie odnosi się wrażenia, jakoby był on kukiełką CGI, co przy takich produkcjach bywa częstym problemem. </text:p>
      <text:p text:style-name="P1"/>
      <text:p text:style-name="P1">A co do samego Venoma: no rączki panom scenarzystom całuję za jego charakter. Nie dość, że udowodnili, iż potrafią stworzyć film, w którym Venom może istnieć bez potrzeby obecności kolegi w czerwonym lateksie, to już kompletnie nie widzę problemu, o którym <text:soft-page-break/>krzyczą krytycy („Film nie potrafi się zdecydować: czy chce być poważny, czy może jednak bliżej mu do komedii”). Zarówno Symbiot – jak i Eddie – mają świetną chemię, która stopniowo się rozwija. Nie ma się wrażenia nagłego przeskoku z love-hate związku do Best Friends Forever, tylko widać, że początkowi sojusznicy potrzebni tylko po to, by przeżyć, <text:s/>powoli zamieniają się w kumpli i jednocześnie towarzyszy walki. Oczywistym jest, że film nie mógł zrobić z siebie pełnej komedii, a jednocześnie mamy moment kłótni Eddie’go z Symbiotem o to, komu Symbiot ma prawo zjadać głowy, a komu nie. Ba, nawet jeden z najlepiej ocenianych filmów o superbohaterach, jakim jest „Spider-man: Homecoming”, który jasno jest kierowany w stronę młodszych widzów, zawiera pełno elementów komediowych, <text:s/>ale też porusza poważniejsze problemy, jak chociażby: co jest w stanie zrobić ojciec, by zapewnić rodzinie godne życie? </text:p>
      <text:p text:style-name="P1"/>
      <text:p text:style-name="P1">Co mogę dodać na koniec? No cóż, jest to film na pewno oryginalny, jeżeli chodzi o historię Venoma, chociaż dalej łapie się w klisze, do jakich przyzwyczaiły nas w ostatnich latach wszelakie filmy Marvela (nie DC, jest w nim za dużo kolorów jak na DC), takich jak zły gość do pokonania, wzrost od zera do bohatera czy też bardzo dziwne związki romantyczne. <text:s/>Jednocześnie stara się wprowadzić kilka elementów nowych, zarazem nie mogąc się do nich w pełni przekonać. Smutnym faktem, o którym też było głośno, jest to, że „Venom” nie poszedł w R rating (dla niewiedzących: filmy dla dorosłych, np. „Deadpool”), gdyż zdecydowanie dodałoby to pikanterii. Niestety, film zarobił na razie 461 mln, jak podaje Wikipedia, a wedle wyliczeń potrzebował aż 450 mln, by wyjść na 0, więc jest to prawie żaden zysk przy takich produkcjach. Jasno to pokazuje, iż pewnie Sony nie będzie chciało dalej się za to brać i prawdopodobnie oddadzą prawa Marvelovi, który po prostu doda tenże film do swoich dzieł, co może przynieść korzyści, ale też spowodować, że cała oryginalność zostanie wyssana i „Venom” stanie się jednym z kolejnych hitów kinowych, które nic nowego nie wnoszą (ale da się obejrzeć na kanapie czy w kinie z kumplami). Mam tylko nadzieje, że jeżeli do tego dojdzie, to zrobią to samo, co z „Deadpoolem”, czyli dadzą wolną rękę dobremu dyrektorowi i „Venom” zaświeci światełkiem nadziei. Szczególnie, że (uwaga spoiler) w scenie w trakcie napisów pokazali nam już Carnage. Jeżeli więc nie otrzymamy filmu z R rating, to uważam, że nie ma nawet po co iść do kin. (koniec spoileru). </text:p>
      <text:p text:style-name="P1"/>
      <text:p text:style-name="P1">Tak więc polecam wam wybrać się do kina, bo rzeczywiście jest to fajny film. Jeżeli są to wasze klimaty – tym bardziej wam się spodoba. Tylko nie zdziwcie się, gdy poczujecie, że film się rozkręca i nagle skończy. </text:p>
      <text:p text:style-name="P1"/>
      <text:p text:style-name="P1"/>
      <text:p text:style-name="P1"/>
      <text:p text:style-name="P1"><text:a xlink:type="simple" xlink:href="https://nerdist.com/wp-content/uploads/2018/10/Venom-Movie-Featured.jpg" text:style-name="ListLabel_20_1" text:visited-style-name="ListLabel_20_1"><text:span text:style-name="T1">obrazek 1</text:span></text:a> źródło <text:a xlink:type="simple" xlink:href="https://nerdist.com/venom-review-tom-hardy/" text:style-name="ListLabel_20_1" text:visited-style-name="ListLabel_20_1"><text:span text:style-name="T1">https://nerdist.com/venom-review-tom-hardy/</text:span></text:a></text:p>
      <text:p text:style-name="P1"/>
      <text:p text:style-name="P1"><text:a xlink:type="simple" xlink:href="http://www.venom.movie/site/images/share/shareImage.jpg" text:style-name="ListLabel_20_1" text:visited-style-name="ListLabel_20_1"><text:span text:style-name="T1">obrazek 2</text:span></text:a> źródło <text:a xlink:type="simple" xlink:href="http://www.venom.movie/site/" text:style-name="ListLabel_20_1" text:visited-style-name="ListLabel_20_1"><text:span text:style-name="T1">http://www.venom.movie/site/</text:span></text:a> </text:p>
      <text:p text:style-name="P1"><text:a xlink:type="simple" xlink:href="https://www.dailydot.com/wp-content/uploads/2018/08/venom-eyes.jpg" text:style-name="ListLabel_20_1" text:visited-style-name="ListLabel_20_1"><text:span text:style-name="T1">obrazek 3 – musi trafić</text:span></text:a> źródło <text:a xlink:type="simple" xlink:href="https://twitter.com/MatthewGaydos" text:style-name="ListLabel_20_1" text:visited-style-name="ListLabel_20_1"><text:span text:style-name="T1">https://twitter.com/MatthewGaydos</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10-30T23:21:01.830000000</dc:date>
    <meta:editing-duration>PT3H25M18S</meta:editing-duration>
    <meta:editing-cycles>1</meta:editing-cycles>
    <meta:document-statistic meta:table-count="0" meta:image-count="0" meta:object-count="0" meta:page-count="2" meta:paragraph-count="10" meta:word-count="983" meta:character-count="6282" meta:non-whitespace-character-count="5290"/>
  </office:meta>
</office:document-meta>
</file>